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 Semibold" fo:font-size="24pt" style:font-size-asian="24pt" style:font-size-complex="24pt"/>
    </style:style>
    <style:style style:name="T4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" fo:font-size="34pt" fo:font-weight="bold" style:font-size-asian="34pt" style:font-weight-asian="bold" style:font-size-complex="34pt" style:font-weight-complex="bold"/>
    </style:style>
    <style:style style:name="T6" style:family="text">
      <style:text-properties style:font-name="Segoe UI"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Segoe UI Semibold" fo:font-size="26pt" style:font-size-asian="26pt" style:font-size-complex="26pt"/>
    </style:style>
    <style:style style:name="T8" style:family="text">
      <style:text-properties style:font-name="Segoe UI" fo:font-size="20pt" fo:font-weight="bold" style:font-size-asian="20pt" style:font-weight-asian="bold" style:font-size-complex="20pt" style:font-weight-complex="bold"/>
    </style:style>
    <style:style style:name="T9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063cm" svg:x="1.778cm" svg:y="1.016cm">
          <draw:text-box>
            <text:p text:style-name="P1"><text:span text:style-name="T1">HYMN #791</text:span></text:p>
            <text:p text:style-name="P1"><text:span text:style-name="T2">“</text:span><text:span text:style-name="T2">ALL People That On Earth Do Dwell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2" draw:layer="layout" svg:width="24.384cm" svg:height="6.913cm" svg:x="1.778cm" svg:y="0.762cm">
          <draw:text-box>
            <text:p text:style-name="P1"><text:span text:style-name="T3">1. </text:span><text:span text:style-name="T4">All people that on earth do dwell,</text:span></text:p>
            <text:p text:style-name="P1"><text:span text:style-name="T4">Sing to the Lord with cheerful voice.</text:span></text:p>
            <text:p text:style-name="P1"><text:span text:style-name="T5">Him serve with mirth, His praise forthtell;</text:span></text:p>
            <text:p text:style-name="P1"><text:span text:style-name="T4">Come ye before Him and rejoi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2" draw:layer="layout" svg:width="24.384cm" svg:height="8.231cm" svg:x="1.778cm" svg:y="0.762cm">
          <draw:text-box>
            <text:p text:style-name="P1"><text:span text:style-name="T6">2. </text:span><text:span text:style-name="T4">Know that the Lord is God indeed;</text:span></text:p>
            <text:p text:style-name="P1"><text:span text:style-name="T4">Without our aid He did us make.</text:span></text:p>
            <text:p text:style-name="P1"><text:span text:style-name="T4">We are His folk, He doth us feed,</text:span></text:p>
            <text:p text:style-name="P1"><text:span text:style-name="T4">And for His sheep He doth us take.</text:span></text:p>
            <text:p text:style-name="P4"><text:span text:style-name="T7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6" draw:layer="layout" svg:width="24.384cm" svg:height="7.011cm" svg:x="1.847cm" svg:y="0.863cm">
          <draw:text-box>
            <text:p text:style-name="P5"><text:span text:style-name="T6">3. </text:span><text:span text:style-name="T4">O enter then His gates with praise;</text:span></text:p>
            <text:p text:style-name="P5"><text:span text:style-name="T4">Approach with joy His courts unto.</text:span></text:p>
            <text:p text:style-name="P5"><text:span text:style-name="T4">Praise, laud, and bless His name always,</text:span></text:p>
            <text:p text:style-name="P5"><text:span text:style-name="T4">For it is seemly so to do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6" draw:layer="layout" svg:width="24.384cm" svg:height="7.011cm" svg:x="1.732cm" svg:y="0.901cm">
          <draw:text-box>
            <text:p text:style-name="P5"><text:span text:style-name="T6">4. </text:span><text:span text:style-name="T4">For why? the Lord our God is good:</text:span></text:p>
            <text:p text:style-name="P5"><text:span text:style-name="T4">His mercy is for ever sure.</text:span></text:p>
            <text:p text:style-name="P5"><text:span text:style-name="T4">His truth at all times firmly stood</text:span></text:p>
            <text:p text:style-name="P5"><text:span text:style-name="T4">And shall from age to age endu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2" draw:layer="layout" svg:width="24.384cm" svg:height="10.771cm" svg:x="1.778cm" svg:y="1.016cm">
          <draw:text-box>
            <text:p text:style-name="P1"><text:span text:style-name="T6">5. </text:span><text:span text:style-name="T4">To Father, Son, and Holy Ghost,</text:span></text:p>
            <text:p text:style-name="P1"><text:span text:style-name="T4">The God whom heav'n and earth adore,</text:span></text:p>
            <text:p text:style-name="P1"><text:span text:style-name="T4">From us and from the angel host</text:span></text:p>
            <text:p text:style-name="P1"><text:span text:style-name="T4">Be praise and glory evermore.</text:span></text:p>
            <text:p text:style-name="P4"><text:span text:style-name="T8"/></text:p>
            <text:p text:style-name="P4"><text:span text:style-name="T9"/></text:p>
            <text:p text:style-name="P4"><text:span text:style-name="T9"/></text:p>
            <text:p text:style-name="P4"><text:span text:style-name="T9"><text:s text:c="12"/></text:span><text:span text:style-name="T9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4T23:25:04.613000000</meta:creation-date>
    <dc:title>Blue template</dc:title>
    <meta:editing-duration>PT13M18S</meta:editing-duration>
    <meta:editing-cycles>5</meta:editing-cycles>
    <meta:generator>LibreOffice/6.0.1.1$Windows_X86_64 LibreOffice_project/60bfb1526849283ce2491346ed2aa51c465abfe6</meta:generator>
    <dc:date>2018-05-24T23:38:22.868000000</dc:date>
    <meta:document-statistic meta:object-count="39"/>
  </office:meta>
</office:document-meta>
</file>